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10.5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andom sample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Notes: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:.F3])" office:value-type="float" office:value="1">
            <text:p>1</text:p>
          </table:table-cell>
          <table:table-cell/>
          <table:table-cell office:value-type="string">
            <text:p>Questions 4 and 10 are virtually the same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4:.F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5:.F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B6:.F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:.F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B8:.F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B9:.F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SUM([.B10:.F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SUM([.B11:.F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SUM([.B12:.F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SUM([.B13:.F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14:.F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SUM([.B15:.F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6:.F1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B17:.F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SUM([.B18:.F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19:.F19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20:.F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:.F2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22:.F2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SUM([.B23:.F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SUM([.B24:.F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5:.F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SUM([.B26:.F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SUM([.B27:.F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SUM([.B28:.F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SUM([.B29:.F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SUM([.B30:.F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31:.F3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32:.F32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3:.F32])"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33]/[.G34])" office:value-type="percentage" office:value="0.0633333333333333">
            <text:p>6.3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3:.F32])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Count Vectoriz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40:.F4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1:.F41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2:.F4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43:.F4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44:.F44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table:formula="of:=SUM([.B45:.F45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46:.F4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47:.F47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1">
            <text:p>1</text:p>
          </table:table-cell>
          <table:table-cell table:formula="of:=SUM([.B48:.F4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9:.F4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0:.F5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1:.F5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52:.F5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3:.F5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54:.F5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55:.F5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6:.F5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d</text:p>
          </table:table-cell>
          <table:table-cell table:formula="of:=SUM([.B57:.F5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8:.F5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2">
            <text:p>2</text:p>
          </table:table-cell>
          <table:table-cell table:formula="of:=SUM([.B59:.F59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60:.F6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B61:.F6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62:.F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63:.F6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64:.F6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65:.F6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</text:p>
          </table:table-cell>
          <table:table-cell table:formula="of:=SUM([.B66:.F6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67:.F6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68:.F6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69:.F69]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40:.F69])" office:value-type="float" office:value="173">
            <text:p>17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70]/[.G71])" office:value-type="percentage" office:value="0.576666666666667">
            <text:p>57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40:.F69]))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TFIDF trial 1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0 = miss, 1 = partial, 2 = full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77:.F77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78:.F7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79:.F7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0:.F80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1:.F8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 table:formula="of:=SUM([.B82:.F8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3:.F8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4:.F8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5:.F8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6:.F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7:.F87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8:.F8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9:.F8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0:.F9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91:.F9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2:.F9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93:.F93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94:.F9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95:.F9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6:.F9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formula="of:=SUM([.B97:.F9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8:.F9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9:.F99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0:.F100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101:.F101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2:.F10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3:.F10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4:.F10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5:.F10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6:.F106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77:.F106])" office:value-type="float" office:value="128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07]/[.G108])" office:value-type="percentage" office:value="0.426666666666667">
            <text:p>42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77:.F106]))" office:value-type="float" office:value="55">
            <text:p>5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TFIDF trial 2: Expert, question only (no background); more data cleaning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formula="of:=SUM([.B114:.F114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formula="of:=SUM([.B115:.F115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6:.F11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7:.F11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8:.F118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9:.F11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table:formula="of:=SUM([.B120:.F12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1:.F12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122:.F12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3:.F12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4:.F124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25:.F125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6:.F12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7:.F12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8:.F12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29:.F12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30:.F130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131:.F13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32:.F13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33:.F13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34:.F13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5:.F13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36:.F13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7:.F13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138:.F13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39:.F13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2">
            <text:p>2</text:p>
          </table:table-cell>
          <table:table-cell table:formula="of:=SUM([.B140:.F14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41:.F141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42:.F14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43:.F143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14:.F143])" office:value-type="float" office:value="189">
            <text:p>189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44]/[.G145])" office:value-type="percentage" office:value="0.63">
            <text:p>63.0%</text:p>
          </table:table-cell>
          <table:table-cell table:style-name="ce6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14:.F143]))" office:value-type="float" office:value="20">
            <text:p>20</text:p>
          </table:table-cell>
          <table:table-cell table:style-name="ce5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FIDF trial 3: Expert, question only (no background); EVEN more data cleaning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formula="of:=SUM([.B151:.F151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52:.F15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53:.F15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formula="of:=SUM([.B154:.F15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55:.F155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formula="of:=SUM([.B156:.F15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table:formula="of:=SUM([.B157:.F157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58:.F15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59:.F15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60:.F16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61:.F161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62:.F16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163:.F163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5" office:value-type="float" office:value="1">
            <text:p>1</text:p>
          </table:table-cell>
          <table:table-cell table:formula="of:=SUM([.B164:.F164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165:.F16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66:.F166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167:.F167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68:.F16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69:.F16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70:.F17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171:.F17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2">
            <text:p>2</text:p>
          </table:table-cell>
          <table:table-cell table:formula="of:=SUM([.B172:.F172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table:formula="of:=SUM([.B173:.F17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74:.F174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75:.F17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76:.F176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2">
            <text:p>2</text:p>
          </table:table-cell>
          <table:table-cell table:formula="of:=SUM([.B177:.F177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SUM([.B178:.F17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B179:.F179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80:.F180])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51:.F180])" office:value-type="float" office:value="194">
            <text:p>19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81]/[.G182])" office:value-type="percentage" office:value="0.646666666666667">
            <text:p>64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51:.F180])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DA Trial 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mmon words in results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188:.F188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89:.F189])" office:value-type="float" office:value="0">
            <text:p>0</text:p>
          </table:table-cell>
          <table:table-cell office:value-type="string">
            <text:p>“Drug”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190:.F190])" office:value-type="float" office:value="1">
            <text:p>1</text:p>
          </table:table-cell>
          <table:table-cell office:value-type="string">
            <text:p>“Administer”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</text:p>
          </table:table-cell>
          <table:table-cell table:formula="of:=SUM([.B191:.F191])" office:value-type="float" office:value="0">
            <text:p>0</text:p>
          </table:table-cell>
          <table:table-cell office:value-type="string">
            <text:p>“Statistical”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2:.F192])" office:value-type="float" office:value="1">
            <text:p>1</text:p>
          </table:table-cell>
          <table:table-cell office:value-type="string">
            <text:p>“Drug”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3:.F19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B194:.F194])" office:value-type="float" office:value="0">
            <text:p>0</text:p>
          </table:table-cell>
          <table:table-cell office:value-type="string">
            <text:p>“pulse”, “oxygen”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1">
            <text:p>1</text:p>
          </table:table-cell>
          <table:table-cell table:formula="of:=SUM([.B195:.F195])" office:value-type="float" office:value="1">
            <text:p>1</text:p>
          </table:table-cell>
          <table:table-cell office:value-type="string">
            <text:p>“routine”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96:.F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SUM([.B197:.F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98:.F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199:.F199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0:.F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01:.F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B202:.F202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3:.F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04:.F204])" office:value-type="float" office:value="3">
            <text:p>3</text:p>
          </table:table-cell>
          <table:table-cell office:value-type="string">
            <text:p>“diagnostic”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05:.F205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06:.F2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SUM([.B207:.F207])" office:value-type="float" office:value="0">
            <text:p>0</text:p>
          </table:table-cell>
          <table:table-cell office:value-type="string">
            <text:p>“examination”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8:.F208])" office:value-type="float" office:value="0">
            <text:p>0</text:p>
          </table:table-cell>
          <table:table-cell office:value-type="string">
            <text:p>“parenting”</text:p>
          </table:table-cell>
          <table:table-cell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SUM([.B209:.F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10:.F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SUM([.B211:.F211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SUM([.B212:.F212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3:.F2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SUM([.B214:.F214])" office:value-type="float" office:value="0">
            <text:p>0</text:p>
          </table:table-cell>
          <table:table-cell office:value-type="string">
            <text:p>“estimation”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15:.F215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SUM([.B216:.F216])" office:value-type="float" office:value="0">
            <text:p>0</text:p>
          </table:table-cell>
          <table:table-cell office:value-type="string">
            <text:p>“thrombosis”</text:p>
          </table:table-cell>
          <table:table-cell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217:.F217])" office:value-type="float" office:value="0">
            <text:p>0</text:p>
          </table:table-cell>
          <table:table-cell office:value-type="string">
            <text:p>“hypertension”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88:.F217])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218]/[.G219])" office:value-type="percentage" office:value="0.0366666666666667">
            <text:p>3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88:.F217]))" office:value-type="float" office:value="24">
            <text:p>24</text:p>
          </table:table-cell>
          <table:table-cell office:value-type="string">
            <text:p>This is probably because the algorithm just selects the top papers for whatever topic is most prominent in the query. This isn't very effective for narrowing down on specific papers.</text:p>
          </table:table-cell>
          <table:table-cell/>
        </table:table-row>
        <table:table-row table:style-name="ro2" table:number-rows-repeated="104835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7">17/05/2021</text:date>, <text:time>18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Lean</meta:initial-creator>
    <meta:creation-date>2021-05-10T17:04:58.59</meta:creation-date>
    <meta:generator>OpenOffice/4.1.7$Win32 OpenOffice.org_project/417m1$Build-9800</meta:generator>
    <dc:date>2021-05-17T18:34:08.66</dc:date>
    <dc:creator>Oliver Lean</dc:creator>
    <meta:editing-duration>PT15H6M29S</meta:editing-duration>
    <meta:editing-cycles>183</meta:editing-cycles>
    <meta:document-statistic meta:table-count="3" meta:cell-count="1380" meta:object-count="0"/>
  </office:meta>
</office:document-meta>
</file>